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ita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lience in computer systems and networks</text:p>
          </table:table-cell>
          <table:table-cell office:value-type="float" office:value="2009" calcext:value-type="float">
            <text:p>20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lience and survivability in communication networks: Strategies, principles, and survey of disciplines</text:p>
          </table:table-cell>
          <table:table-cell office:value-type="float" office:value="2010" calcext:value-type="float">
            <text:p>201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resilience of WDM networks to probabilistic geographical failures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eview of definitions and measures of system resilience</text:p>
          </table:table-cell>
          <table:table-cell office:value-type="float" office:value="2016" calcext:value-type="float">
            <text:p>201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urity in software defined networks: A survey</text:p>
          </table:table-cell>
          <table:table-cell office:value-type="float" office:value="2015" calcext:value-type="float">
            <text:p>201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aluation of network resilience, survivability, and disruption tolerance: analysis, topology generation, simulation, and experimentation</text:p>
          </table:table-cell>
          <table:table-cell office:value-type="float" office:value="2013" calcext:value-type="float">
            <text:p>201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urvey of cyber security management in industrial control systems</text:p>
          </table:table-cell>
          <table:table-cell office:value-type="float" office:value="2015" calcext:value-type="float">
            <text:p>201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ature-driven approach to locating optimal viewpoints for volume visualization</text:p>
          </table:table-cell>
          <table:table-cell office:value-type="float" office:value="2005" calcext:value-type="float">
            <text:p>200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curity and privacy in the internet of things</text:p>
          </table:table-cell>
          <table:table-cell office:value-type="float" office:value="2017" calcext:value-type="float">
            <text:p>20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aster survivability in optical communication networks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twork resilience: a systematic approach</text:p>
          </table:table-cell>
          <table:table-cell office:value-type="float" office:value="2011" calcext:value-type="float">
            <text:p>201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 extended cloud: Review and analysis of mobile edge computing and fog from a security and resilience perspective</text:p>
          </table:table-cell>
          <table:table-cell office:value-type="float" office:value="2017" calcext:value-type="float">
            <text:p>20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lware detection in cloud computing infrastructures</text:p>
          </table:table-cell>
          <table:table-cell office:value-type="float" office:value="2015" calcext:value-type="float">
            <text:p>201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wer grid vulnerability to geographically correlated failures—Analysis and control implications</text:p>
          </table:table-cell>
          <table:table-cell office:value-type="float" office:value="2014" calcext:value-type="float">
            <text:p>20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ign of disaster-resilient optical datacenter networks</text:p>
          </table:table-cell>
          <table:table-cell office:value-type="float" office:value="2012" calcext:value-type="float">
            <text:p>20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saster survivability in optical communication networks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calized attacks on spatially embedded networks with dependencies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twork adaptability from disaster disruptions and cascading failures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nimizing the risk from disaster failures in optical backbone networks</text:p>
          </table:table-cell>
          <table:table-cell office:value-type="float" office:value="2014" calcext:value-type="float">
            <text:p>20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urvey of strategies for communication networks to protect against large-scale natural disasters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aster-aware datacenter placement and dynamic content management in cloud networks</text:p>
          </table:table-cell>
          <table:table-cell office:value-type="float" office:value="2015" calcext:value-type="float">
            <text:p>20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tistical physics of vaccination</text:p>
          </table:table-cell>
          <table:table-cell office:value-type="float" office:value="2016" calcext:value-type="float">
            <text:p>201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view of quantitative methods for supply chain resilience analysis</text:p>
          </table:table-cell>
          <table:table-cell office:value-type="float" office:value="2019" calcext:value-type="float">
            <text:p>201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ling infrastructure resilience using Bayesian networks: A case study of inland waterway ports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Bayesian network model for resilience-based supplier selection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able supply chain model: integrating agility, resilience and sustainability perspectives-lessons from and thinking beyond the COVID-19 pandemic</text:p>
          </table:table-cell>
          <table:table-cell office:value-type="float" office:value="2020" calcext:value-type="float">
            <text:p>20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oud-assisted IoT-based SCADA systems security: A review of the state of the art and future challenges</text:p>
          </table:table-cell>
          <table:table-cell office:value-type="float" office:value="2016" calcext:value-type="float">
            <text:p>201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tinuous maintenance and the future–Foundations and technological challenges</text:p>
          </table:table-cell>
          <table:table-cell office:value-type="float" office:value="2016" calcext:value-type="float">
            <text:p>201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mart grid communication and information technologies in the perspective of Industry 4.0: Opportunities and challenges</text:p>
          </table:table-cell>
          <table:table-cell office:value-type="float" office:value="2018" calcext:value-type="float">
            <text:p>20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vernment regulations in cyber security: Framework, standards and recommendations</text:p>
          </table:table-cell>
          <table:table-cell office:value-type="float" office:value="2019" calcext:value-type="float">
            <text:p>20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curity for the robot operating system</text:p>
          </table:table-cell>
          <table:table-cell office:value-type="float" office:value="2017" calcext:value-type="float">
            <text:p>20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pervisor synthesis to thwart cyber attack with bounded sensor reading alterations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odel-based quantitative network security metrics: A survey</text:p>
          </table:table-cell>
          <table:table-cell office:value-type="float" office:value="2017" calcext:value-type="float">
            <text:p>20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ilience in the aviation system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 investigation into database resilience</text:p>
          </table:table-cell>
          <table:table-cell office:value-type="float" office:value="1976" calcext:value-type="float">
            <text:p>19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valuation of resilience for Data Center systems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nhancing DNS Resilience against Denial of Service Attacks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ybersecurity for Industry 4.0 in the current literature: A reference framework</text:p>
          </table:table-cell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canning the internet for ros: A view of security in robotics research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alyzing cyber-physical threats on robotic platforms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lience engineering: theory and practice in interdependent infrastructure systems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referenc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6:42:34.74088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1:15:17.811368572</meta:creation-date>
    <dc:date>2021-11-21T16:55:53.979756523</dc:date>
    <meta:editing-duration>PT15M24S</meta:editing-duration>
    <meta:editing-cycles>3</meta:editing-cycles>
    <meta:generator>LibreOffice/6.4.7.2$Linux_X86_64 LibreOffice_project/40$Build-2</meta:generator>
    <meta:document-statistic meta:table-count="2" meta:cell-count="250" meta:object-count="0"/>
  </office:meta>
</office:document-meta>
</file>